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3000002ED5D45E94562652A81.png" manifest:media-type="image/png"/>
  <manifest:file-entry manifest:full-path="Pictures/1000000000000576000002ECE48A8E71E0929D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italic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4.5626in" svg:height="7.7917in" draw:z-index="0"><draw:image xlink:href="Pictures/1000000000000576000002ECE48A8E71E0929DAA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char" svg:width="14.5311in" svg:height="7.802in" draw:z-index="1"><draw:image xlink:href="Pictures/1000000000000573000002ED5D45E94562652A8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4398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4-03-07T10:06:59.681418634</dc:date>
    <meta:editing-duration>PT1H5M22S</meta:editing-duration>
    <meta:editing-cycles>15</meta:editing-cycles>
    <meta:generator>LibreOffice/6.4.7.2$Linux_X86_64 LibreOffice_project/40$Build-2</meta:generator>
    <meta:document-statistic meta:table-count="0" meta:image-count="2" meta:object-count="0" meta:page-count="3" meta:paragraph-count="0" meta:word-count="0" meta:character-count="0" meta:non-whitespace-character-count="0"/>
  </office:meta>
</office:document-meta>
</file>